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0a45a" officeooo:paragraph-rsid="0000a45a"/>
    </style:style>
    <style:style style:name="P2" style:family="paragraph" style:parent-style-name="Standard">
      <style:text-properties officeooo:rsid="00014ab3" officeooo:paragraph-rsid="00014ab3"/>
    </style:style>
    <style:style style:name="P3" style:family="paragraph" style:parent-style-name="Standard">
      <style:text-properties officeooo:rsid="00014ab3" officeooo:paragraph-rsid="0000a45a"/>
    </style:style>
    <style:style style:name="P4" style:family="paragraph" style:parent-style-name="Standard">
      <style:text-properties officeooo:rsid="00017201" officeooo:paragraph-rsid="00017201"/>
    </style:style>
    <style:style style:name="P5" style:family="paragraph" style:parent-style-name="Standard">
      <style:text-properties officeooo:rsid="0002602a" officeooo:paragraph-rsid="0002602a"/>
    </style:style>
    <style:style style:name="P6" style:family="paragraph" style:parent-style-name="Standard">
      <style:text-properties officeooo:paragraph-rsid="00062e13"/>
    </style:style>
    <style:style style:name="P7" style:family="paragraph" style:parent-style-name="Standard">
      <style:paragraph-properties>
        <style:tab-stops>
          <style:tab-stop style:position="2.6354in"/>
        </style:tab-stops>
      </style:paragraph-properties>
      <style:text-properties officeooo:rsid="000b745d" officeooo:paragraph-rsid="000cb77d"/>
    </style:style>
    <style:style style:name="P8" style:family="paragraph" style:parent-style-name="Standard">
      <style:text-properties officeooo:rsid="0012acc9" officeooo:paragraph-rsid="0012acc9"/>
    </style:style>
    <style:style style:name="P9" style:family="paragraph" style:parent-style-name="Standard">
      <style:text-properties officeooo:rsid="0013a355" officeooo:paragraph-rsid="0013a355"/>
    </style:style>
    <style:style style:name="P10" style:family="paragraph" style:parent-style-name="Standard">
      <style:text-properties officeooo:rsid="00151011" officeooo:paragraph-rsid="00151011"/>
    </style:style>
    <style:style style:name="P11" style:family="paragraph" style:parent-style-name="Standard">
      <style:text-properties style:font-name="Liberation Sans" fo:font-size="16pt" fo:font-weight="normal" officeooo:rsid="0002602a" officeooo:paragraph-rsid="0002602a" style:font-size-asian="16pt" style:font-weight-asian="normal" style:font-size-complex="16pt" style:font-weight-complex="normal"/>
    </style:style>
    <style:style style:name="P12" style:family="paragraph" style:parent-style-name="Standard">
      <style:text-properties style:font-name="Liberation Sans" fo:font-size="16pt" officeooo:rsid="00017201" officeooo:paragraph-rsid="00017201" style:font-size-asian="16pt" style:font-size-complex="16pt"/>
    </style:style>
    <style:style style:name="P13" style:family="paragraph" style:parent-style-name="Standard">
      <style:text-properties style:font-name="Liberation Sans" officeooo:rsid="0002602a" officeooo:paragraph-rsid="0002602a"/>
    </style:style>
    <style:style style:name="P14" style:family="paragraph" style:parent-style-name="Standard">
      <style:paragraph-properties>
        <style:tab-stops>
          <style:tab-stop style:position="2.6354in"/>
        </style:tab-stops>
      </style:paragraph-properties>
      <style:text-properties style:font-name="Liberation Sans Narrow" officeooo:rsid="000b745d" officeooo:paragraph-rsid="000cb77d"/>
    </style:style>
    <style:style style:name="P15" style:family="paragraph" style:parent-style-name="Standard">
      <style:paragraph-properties>
        <style:tab-stops>
          <style:tab-stop style:position="2.6354in"/>
        </style:tab-stops>
      </style:paragraph-properties>
      <style:text-properties style:font-name="Liberation Sans Narrow" fo:font-size="14pt" officeooo:rsid="000b745d" officeooo:paragraph-rsid="000cb77d" style:font-size-asian="14pt" style:font-size-complex="14pt"/>
    </style:style>
    <style:style style:name="P16" style:family="paragraph" style:parent-style-name="Standard">
      <style:paragraph-properties>
        <style:tab-stops>
          <style:tab-stop style:position="2.6354in"/>
        </style:tab-stops>
      </style:paragraph-properties>
      <style:text-properties style:font-name="Liberation Sans Narrow" fo:font-size="14pt" officeooo:rsid="000e900b" officeooo:paragraph-rsid="000e900b" style:font-size-asian="14pt" style:font-size-complex="14pt"/>
    </style:style>
    <style:style style:name="P17" style:family="paragraph" style:parent-style-name="Standard">
      <style:paragraph-properties>
        <style:tab-stops>
          <style:tab-stop style:position="2.6354in"/>
        </style:tab-stops>
      </style:paragraph-properties>
      <style:text-properties style:font-name="Liberation Sans Narrow" fo:font-size="14pt" officeooo:rsid="000edf8b" officeooo:paragraph-rsid="000edf8b" style:font-size-asian="14pt" style:font-size-complex="14pt"/>
    </style:style>
    <style:style style:name="P18" style:family="paragraph" style:parent-style-name="Standard">
      <style:text-properties style:font-name="Liberation Sans Narrow" fo:font-size="14pt" officeooo:paragraph-rsid="00062e13" style:font-size-asian="14pt" style:font-size-complex="14pt"/>
    </style:style>
    <style:style style:name="P19" style:family="paragraph" style:parent-style-name="Standard">
      <style:text-properties style:font-name="Liberation Sans Narrow" fo:font-size="14pt" officeooo:paragraph-rsid="000a30ca" style:font-size-asian="14pt" style:font-size-complex="14pt"/>
    </style:style>
    <style:style style:name="P20" style:family="paragraph" style:parent-style-name="Standard">
      <style:text-properties style:font-name="Liberation Sans Narrow" officeooo:rsid="00112880" officeooo:paragraph-rsid="00112880"/>
    </style:style>
    <style:style style:name="P21" style:family="paragraph" style:parent-style-name="Standard">
      <style:text-properties style:font-name="Liberation Sans Narrow" officeooo:rsid="0012acc9" officeooo:paragraph-rsid="0012acc9"/>
    </style:style>
    <style:style style:name="P22" style:family="paragraph" style:parent-style-name="Standard">
      <style:text-properties style:font-name="Liberation Sans Narrow" officeooo:rsid="0013a355" officeooo:paragraph-rsid="0013a355"/>
    </style:style>
    <style:style style:name="P23" style:family="paragraph" style:parent-style-name="Standard">
      <style:text-properties style:font-name="Liberation Sans Narrow" officeooo:rsid="00151011" officeooo:paragraph-rsid="00151011"/>
    </style:style>
    <style:style style:name="P24" style:family="paragraph" style:parent-style-name="Standard">
      <style:text-properties style:font-name="Liberation Sans Narrow" officeooo:rsid="0002602a" officeooo:paragraph-rsid="0002602a"/>
    </style:style>
    <style:style style:name="P25" style:family="paragraph" style:parent-style-name="Standard">
      <style:paragraph-properties fo:break-before="page"/>
      <style:text-properties officeooo:rsid="00017201" officeooo:paragraph-rsid="00017201"/>
    </style:style>
    <style:style style:name="P26" style:family="paragraph" style:parent-style-name="Standard">
      <style:text-properties style:font-name="Liberation Sans Narrow" fo:font-size="14pt" officeooo:rsid="000b745d" officeooo:paragraph-rsid="000b745d" style:font-size-asian="14pt" style:font-size-complex="14pt"/>
    </style:style>
    <style:style style:name="P27" style:family="paragraph" style:parent-style-name="Standard">
      <style:text-properties style:font-name="Liberation Sans Narrow" officeooo:rsid="00151011" officeooo:paragraph-rsid="00151011"/>
    </style:style>
    <style:style style:name="P28" style:family="paragraph" style:parent-style-name="Standard">
      <style:text-properties style:font-name="Liberation Sans Narrow" officeooo:rsid="00161fb0" officeooo:paragraph-rsid="00161fb0"/>
    </style:style>
    <style:style style:name="P29" style:family="paragraph" style:parent-style-name="Standard">
      <style:text-properties style:font-name="Liberation Sans Narrow" officeooo:rsid="0016ea28" officeooo:paragraph-rsid="0016ea28"/>
    </style:style>
    <style:style style:name="P30" style:family="paragraph" style:parent-style-name="Standard">
      <style:text-properties style:font-name="Liberation Sans Narrow" officeooo:rsid="0016eb11" officeooo:paragraph-rsid="0016eb11"/>
    </style:style>
    <style:style style:name="T1" style:family="text">
      <style:text-properties officeooo:rsid="00017201"/>
    </style:style>
    <style:style style:name="T2" style:family="text">
      <style:text-properties style:text-position="super 58%" officeooo:rsid="00017201"/>
    </style:style>
    <style:style style:name="T3" style:family="text">
      <style:text-properties officeooo:rsid="00044460"/>
    </style:style>
    <style:style style:name="T4" style:family="text">
      <style:text-properties officeooo:rsid="00062e13"/>
    </style:style>
    <style:style style:name="T5" style:family="text">
      <style:text-properties officeooo:rsid="000cb77d"/>
    </style:style>
    <style:style style:name="T6" style:family="text">
      <style:text-properties officeooo:rsid="0010b291"/>
    </style:style>
    <style:style style:name="T7" style:family="text">
      <style:text-properties officeooo:rsid="0013a355"/>
    </style:style>
    <style:style style:name="T8" style:family="text">
      <style:text-properties officeooo:rsid="00151011"/>
    </style:style>
    <style:style style:name="T9" style:family="text">
      <style:text-properties officeooo:rsid="0002602a"/>
    </style:style>
    <style:style style:name="T10" style:family="text">
      <style:text-properties style:font-name="Liberation Mono"/>
    </style:style>
    <style:style style:name="T11" style:family="text">
      <style:text-properties officeooo:rsid="0016ea28"/>
    </style:style>
    <style:style style:name="T12" style:family="text">
      <style:text-properties officeooo:rsid="0016eb1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cumentation of the Programming Project</text:p>
      <text:p text:style-name="P1"/>
      <text:p text:style-name="P1"/>
      <text:p text:style-name="P1">Date:</text:p>
      <text:p text:style-name="P1">Group Members: <text:span text:style-name="T1">Imanol Maraña and Borja Moralejo</text:span></text:p>
      <text:p text:style-name="P1">Subject: <text:span text:style-name="T1">Data Structure and Algorithms</text:span></text:p>
      <text:p text:style-name="P1">Degree: <text:span text:style-name="T1">Computer Science </text:span></text:p>
      <text:p text:style-name="P1">Academic Year: <text:span text:style-name="T1">2</text:span><text:span text:style-name="T2">nd</text:span><text:span text:style-name="T1"> </text:span></text:p>
      <text:p text:style-name="P1">School: <text:span text:style-name="T1">Facultad de Ingeniería Informática UPV</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able of Contents</text:p>
      <text:p text:style-name="P1">Abstract</text:p>
      <text:p text:style-name="P1">1.Introduction</text:p>
      <text:p text:style-name="P1">2.First version of the Project</text:p>
      <text:p text:style-name="P1"><text:tab/>2.1.Classes design</text:p>
      <text:p text:style-name="P1"><text:tab/>2.2.Description of the data structures used in the project</text:p>
      <text:p text:style-name="P1"><text:tab/>2.3.Design and implementation of the methods</text:p>
      <text:p text:style-name="P3"><text:tab/><text:tab/>2.3.1. method sampletext<text:tab/></text:p>
      <text:p text:style-name="P3"><text:tab/><text:tab/>2.3.2 method sampletext2</text:p>
      <text:p text:style-name="P2">3.Second version of the Project</text:p>
      <text:p text:style-name="P2"/>
      <text:p text:style-name="P2">5.Version number X of the project</text:p>
      <text:p text:style-name="P2">6.Notes of the meetings</text:p>
      <text:p text:style-name="P2">7.Conclusions</text:p>
      <text:p text:style-name="P2"/>
      <text:p text:style-name="P2">Bibliography</text:p>
      <text:p text:style-name="P2">Annexes</text:p>
      <text:p text:style-name="P25">Abstract</text:p>
      <text:p text:style-name="P4"/>
      <text:p text:style-name="P4"/>
      <text:p text:style-name="P4"/>
      <text:p text:style-name="P12">Introduction</text:p>
      <text:p text:style-name="P4"/>
      <text:p text:style-name="P18"><text:span text:style-name="T3">In this project we are going to develop a social network from scratch in Java programming language. We will learn in the process of the making the different data structures types used in real world applications, their advantages and disadvantages. The main objectives are in a document marked as milestones and we must fulfill the specified points from them. </text:span></text:p>
      <text:p text:style-name="P18"/>
      <text:p text:style-name="P19"><text:span text:style-name="T4">We have to think and design our data structure for the project, analyzing and calculating the efficiency and measuring the time that takes to finish their tasks, experimentally or by tilde approximation. After that, we will conclude a resolution and then rethink and remake our data structure if we find a better design while studying or after examining our previous designs.</text:span></text:p>
      <text:p text:style-name="P18"/>
      <text:p text:style-name="P18"><text:span text:style-name="T4">In this document we are reporting our project evolution and development choices, for example our data structures changes or our algorithms functionality. Indirectly we will be reporting our learning process in this subject because we are going to explain our different versions of the project.</text:span></text:p>
      <text:p text:style-name="P18"/>
      <text:p text:style-name="P26">The JUnit test cases and UML diagrams are a helping hand explaining our work and the integrated user documentation or guide will help the user know the basic functionality.</text:p>
      <text:p text:style-name="P6"/>
      <text:p text:style-name="P6"/>
      <text:p text:style-name="P4"/>
      <text:p text:style-name="P4"/>
      <text:p text:style-name="P12">First version of the Project</text:p>
      <text:p text:style-name="P4"/>
      <text:p text:style-name="P15">Our first version only implements the first milestone of the description of the Programming Project and some extra sections. <text:s/><text:span text:style-name="T5">How it implements those parts are explained in the following paragraphs, first we will specify what our program currently does. </text:span></text:p>
      <text:p text:style-name="P15"/>
      <text:p text:style-name="P16">The first milestone is entirely implemented: It has an initial menu that you can use for interacting with the social network. It can load people and their relationships into the social network from a file inside res folder and print the people inside the network into a file.</text:p>
      <text:p text:style-name="P17">The other implemented sections are: You can search people by their attributes <text:span text:style-name="T6">and get the other people that has the same attribute. Also, you can remove a person from the network and clean memory.</text:span></text:p>
      <text:p text:style-name="P14"/>
      <text:p text:style-name="P7"/>
      <text:p text:style-name="P13">Classes design:</text:p>
      <text:p text:style-name="P20">This is a brief description of the classes used in this project. Each class has it’s full documentation in /doc.</text:p>
      <text:p text:style-name="P20"/>
      <text:p text:style-name="P21">The main classes are: <text:span text:style-name="T10">SocialNetwork</text:span>.java and <text:span text:style-name="T10">DataHolder</text:span>.java</text:p>
      <text:p text:style-name="P21"><text:soft-page-break/></text:p>
      <text:p text:style-name="P21"><text:span text:style-name="T10">SocialNetwork</text:span> class has the main method and the menu on it.</text:p>
      <text:p text:style-name="P21"/>
      <text:p text:style-name="P21"><text:span text:style-name="T10">DataHolder</text:span> class as the names indicates, it has the data of the social network.</text:p>
      <text:p text:style-name="P21"/>
      <text:p text:style-name="P21"><text:span text:style-name="T10">Person</text:span> class has the attributes inside and it is the object that has to be stored.</text:p>
      <text:p text:style-name="P21"/>
      <text:p text:style-name="P22">Inside the package <text:span text:style-name="T10">adt</text:span> we have all the abstract data types that we are using in the project.</text:p>
      <text:p text:style-name="P22"/>
      <text:p text:style-name="P22">Inside <text:span text:style-name="T10">abstractDataTypesImplemented</text:span> we have all the classes that are implememting the ADTs.</text:p>
      <text:p text:style-name="P21"/>
      <text:p text:style-name="P22">Inside <text:span text:style-name="T10">exceptions</text:span> package we have… exceptions classes.</text:p>
      <text:p text:style-name="P9"/>
      <text:p text:style-name="P9"/>
      <text:p text:style-name="P8"/>
      <text:p text:style-name="P8"/>
      <text:p text:style-name="P5"/>
      <text:p text:style-name="P11">Description of the data structures used in the proje<text:span text:style-name="T7">c</text:span>t:</text:p>
      <text:p text:style-name="P9"/>
      <text:p text:style-name="P22">We have two main types. <text:span text:style-name="T8">Data structures for the attributes and data structures for the relationships.</text:span></text:p>
      <text:p text:style-name="P23">For the attributes: </text:p>
      <text:p text:style-name="P23"/>
      <text:p text:style-name="P28">All data is stored inside DataBlocks objects, they work as a node but they have another functionallity. In our case we use a DataBlock&lt;String, String&gt;, the class has a key type and a collection element type. The DataBlock holds all elements that has the share key. For example, if we have a datablock holding the “Donostia” key String of the <text:span text:style-name="T11">attribute home and we make an algorithm to add elements that has the same attribute, in this case, people’s id that have a home in Donostia.</text:span></text:p>
      <text:p text:style-name="P28"/>
      <text:p text:style-name="P29">With this element we have all the people that are related by an attribute and if we need to search somebody related, we can just use the datablock for getting the ids’ that are related. <text:span text:style-name="T12">For this reason we need an algorithm and a data structure that can access efficiently to the asked datablock.</text:span></text:p>
      <text:p text:style-name="P29"/>
      <text:p text:style-name="P30">Because of that we have the following structure in DataHolder:</text:p>
      <text:p text:style-name="P30">It contains two main variables personHashMap and </text:p>
      <text:p text:style-name="P29"/>
      <text:p text:style-name="P23">For the relationships: imoke</text:p>
      <text:p text:style-name="P23"/>
      <text:p text:style-name="P24"/>
      <text:p text:style-name="P24"/>
      <text:p text:style-name="P24">Design and implementation of the methods</text:p>
      <text:p text:style-name="P24"/>
      <text:p text:style-name="P23">ya lo hare otro dia.</text:p>
      <text:p text:style-name="P5"/>
      <text:p text:style-name="P5"/>
      <text:p text:style-name="P5"/>
      <text:p text:style-name="P5"/>
      <text:p text:style-name="P5"/>
      <text:p text:style-name="P5"/>
      <text:p text:style-name="P13"><text:soft-page-break/>Second(or final) version of the project</text:p>
      <text:p text:style-name="P5"/>
      <text:p text:style-name="P13">Notes of the meetings</text:p>
      <text:p text:style-name="P23">Primera semana y ya hablamos de la data structure</text:p>
      <text:p text:style-name="P23">segunda semana y hablamos de como repartir el trabajo</text:p>
      <text:p text:style-name="P23">tercera semana y hablamos de cuando hay que entregarlo y <text:span text:style-name="T9">Imoke has no time for the group project</text:span></text:p>
      <text:p text:style-name="P23"/>
      <text:p text:style-name="P24"/>
      <text:p text:style-name="P13">Conclusions</text:p>
      <text:p text:style-name="P10">concluim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10-14T13:35:21.372659966</dc:date>
    <meta:editing-duration>PT2H15M40S</meta:editing-duration>
    <meta:editing-cycles>4</meta:editing-cycles>
    <meta:document-statistic meta:table-count="0" meta:image-count="0" meta:object-count="0" meta:page-count="5" meta:paragraph-count="58" meta:word-count="758" meta:character-count="4631" meta:non-whitespace-character-count="3916"/>
  </office:meta>
</office:document-meta>
</file>